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 cliente desea contar con un sistema que le permita actualizar eventos a desarrollarse en Xela "ola ke hace"; en una reunión se definió que podía tener las siguientes Funcionalidades el sistema</text:p>
      <text:p text:style-name="Standard"/>
      <text:p text:style-name="Standard"><text:s text:c="4"/>Administración de usuarios (admin, publicador de anuncios, usuario registrado)</text:p>
      <text:p text:style-name="Standard"><text:s text:c="4"/>Login</text:p>
      <text:p text:style-name="Standard"><text:s text:c="4"/>Notificaciones (administrador y usuarios)</text:p>
      <text:p text:style-name="Standard"><text:s text:c="4"/>Crear publicación (lugar, fecha, hora, cupo limitado, URL, tipo de público) </text:p>
      <text:p text:style-name="Standard"><text:s text:c="4"/>Acceso a usuarios visitantes</text:p>
      <text:p text:style-name="Standard"/>
      <text:p text:style-name="Standard">Objetivo</text:p>
      <text:p text:style-name="Standard"/>
      <text:p text:style-name="Standard">Desarrollar el pensamiento sistémico y ponerlo en práctica en un sistema de información.</text:p>
      <text:p text:style-name="Standard"/>
      <text:p text:style-name="Standard">Reglas de negocio:</text:p>
      <text:p text:style-name="Standard"><text:s text:c="4"/>Un publicador de anuncios debe tener al menos dos publicaciones aprobadas para que se publiquen automáticamente sus anuncios. De lo contrario un administrador será el responsable de autorizar la publicación.</text:p>
      <text:p text:style-name="Standard"><text:s text:c="4"/>Un usuario registrado tiene la opción de "deseo asistir" y está le mostrará una notificación en la que le liste esos eventos con un conteo regresivo.</text:p>
      <text:p text:style-name="Standard"><text:s text:c="4"/>Los usuarios registrados pueden reportar un anuncio, deberán indicar el motivo (facilite esa opción)</text:p>
      <text:p text:style-name="Standard"><text:s text:c="4"/>Las publicaciones con 3 reportes deberán de quitarse de la vista general</text:p>
      <text:p text:style-name="Standard"><text:s text:c="4"/>Las publicaciones con reportes deberá de aprobarlas o ignorarlas un administrador.</text:p>
      <text:p text:style-name="Standard"><text:s text:c="4"/>Los anunciantes que han sido reportados y el reporte fue confirmado por un admin, perderán el privilegio de publicación automática, si ya lo había adquirido, de no tenerlo (primeras publicaciones), será baneado del sistema para publicar </text:p>
      <text:p text:style-name="Standard"/>
      <text:p text:style-name="Standard">Ambiente de trabajo</text:p>
      <text:p text:style-name="Standard"/>
      <text:p text:style-name="Standard"><text:s text:c="4"/>El proyecto es en individual.</text:p>
      <text:p text:style-name="Standard"><text:s text:c="4"/>Las tecnologías a usar son las de XAMPP (PHP, Javascript, HTML, CSS, MySQL/MariaDB). Se recomienda que sean libres y que puedan ser desplegadas en los servidores del Cunoc. Puede usar frameworks.</text:p>
      <text:p text:style-name="Standard"><text:s text:c="4"/>Deberá de tener clases/métodos de prueba en las distintas capas.</text:p>
      <text:p text:style-name="Standard"><text:s text:c="4"/>Tome las consideraciones necesarias para su solución.</text:p>
      <text:p text:style-name="Standard"/>
      <text:p text:style-name="Standard">Puntos de evaluación</text:p>
      <text:p text:style-name="Standard"><text:s text:c="4"/>Funcionalidades.</text:p>
      <text:p text:style-name="Standard"><text:s text:c="8"/>(Abstracción de la solución, calidad del producto, escalabilidad/integridad del sistema)</text:p>
      <text:p text:style-name="Standard"/>
      <text:p text:style-name="Standard">Enlaces de interé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2:51:18.140553405</meta:creation-date>
    <dc:date>2024-10-03T01:04:54.660557186</dc:date>
    <meta:editing-duration>PT2H3M20S</meta:editing-duration>
    <meta:editing-cycles>1</meta:editing-cycles>
    <meta:document-statistic meta:table-count="0" meta:image-count="0" meta:object-count="0" meta:page-count="1" meta:paragraph-count="24" meta:word-count="280" meta:character-count="1958" meta:non-whitespace-character-count="1628"/>
    <meta:generator>LibreOffice/24.2.6.2$Linux_X86_64 LibreOffice_project/420$Build-2</meta:generator>
  </office:meta>
</office:document-meta>
</file>